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IPEndpoint.getLock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IPEndpoint.getDefinitionFromWsdlExchangeTarge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IPEndpoint.getEndpointsForExchangeTarget( ExchangeTarget match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EIPEndpoint.setWsdlExchangeTarget( ExchangeTarget wsdlExchange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IPEndpoint.chooseFirstEndpointWithDescriptor( ServiceEndpoint [ ] endpoin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IPEndpoint.getWsdlExchange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IPEndpoint.copyAttachments( NormalizedMessage from , NormalizedMessage t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IPEndpoint.getDescriptio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IPEndpoint.getWsd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IPEndpoint.sto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IPEndpoint.copyProperties( NormalizedMessage from , NormalizedMessage t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IPEndpoint.setLockManager( LockManager lock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IPEndpoint.getTimer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IPEndpoint.star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EIPEndpoint.setStore( Store st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IPEndpoint.getSt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IPEndpoint.setWsdlResource( Resource wsdl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IPEndpoint.setTimerManager( TimerManager timer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IPEndpoint.getDefinitio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IPEndpoint.process( MessageExchange exchang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IPEndpoint.setStoreFactory( StoreFactory store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IPEndpoint.getDescriptionForExchangeTarget( ExchangeTarget matc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IPEndpoint.getDefinitionFromWsdlResourc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IPEndpoint.getStore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IPEndpoint.getDefinitionFromDescrip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